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English-speaking countries: Canada, Australia, New Zealand</text:span></text:h>
      <text:h text:style-name="Heading_20_4" text:outline-level="4"><text:span text:style-name="Strong_20_Emphasis">1. General Overview</text:span></text:h>
      <text:list text:style-name="L1">
        <text:list-item>
          <text:p text:style-name="P1">All three are former British colonies and part of the Commonwealth. </text:p>
        </text:list-item>
        <text:list-item>
          <text:p text:style-name="P1">English is the main language, but indigenous languages are also spoken. </text:p>
        </text:list-item>
        <text:list-item>
          <text:p text:style-name="P2">They share cultural similarities but have distinct histories, landscapes, and traditions. </text:p>
        </text:list-item>
      </text:list>
      <text:h text:style-name="Heading_20_4" text:outline-level="4"><text:span text:style-name="Strong_20_Emphasis">2. Canada</text:span></text:h>
      <text:list text:style-name="L2">
        <text:list-item>
          <text:p text:style-name="P3"><text:span text:style-name="Strong_20_Emphasis">Capital:</text:span> Ottawa </text:p>
        </text:list-item>
        <text:list-item>
          <text:p text:style-name="P3"><text:span text:style-name="Strong_20_Emphasis">Largest cities:</text:span> Toronto, Vancouver, Montreal </text:p>
        </text:list-item>
        <text:list-item>
          <text:p text:style-name="P3"><text:span text:style-name="Strong_20_Emphasis">Geography:</text:span> Second-largest country, many lakes, mountains (Rockies), cold winters. </text:p>
        </text:list-item>
        <text:list-item>
          <text:p text:style-name="P3"><text:span text:style-name="Strong_20_Emphasis">Languages:</text:span> English &amp; French (bilingual country). </text:p>
        </text:list-item>
        <text:list-item>
          <text:p text:style-name="P3"><text:span text:style-name="Strong_20_Emphasis">Economy:</text:span> Rich in natural resources (oil, forests, minerals), strong economy. </text:p>
        </text:list-item>
        <text:list-item>
          <text:p text:style-name="P3"><text:span text:style-name="Strong_20_Emphasis">Culture:</text:span> Multicultural society, ice hockey is the national sport. </text:p>
        </text:list-item>
        <text:list-item>
          <text:p text:style-name="P4"><text:span text:style-name="Strong_20_Emphasis">Famous places:</text:span> Niagara Falls, Banff National Park, CN Tower. </text:p>
        </text:list-item>
      </text:list>
      <text:h text:style-name="Heading_20_4" text:outline-level="4"><text:span text:style-name="Strong_20_Emphasis">3. Australia</text:span></text:h>
      <text:list text:style-name="L3">
        <text:list-item>
          <text:p text:style-name="P5"><text:span text:style-name="Strong_20_Emphasis">Capital:</text:span> Canberra </text:p>
        </text:list-item>
        <text:list-item>
          <text:p text:style-name="P5"><text:span text:style-name="Strong_20_Emphasis">Largest cities:</text:span> Sydney, Melbourne, Brisbane </text:p>
        </text:list-item>
        <text:list-item>
          <text:p text:style-name="P5"><text:span text:style-name="Strong_20_Emphasis">Geography:</text:span> Dry, desert in the center, Great Barrier Reef, unique wildlife (kangaroos, koalas). </text:p>
        </text:list-item>
        <text:list-item>
          <text:p text:style-name="P5"><text:span text:style-name="Strong_20_Emphasis">Languages:</text:span> English (with Australian slang). </text:p>
        </text:list-item>
        <text:list-item>
          <text:p text:style-name="P5"><text:span text:style-name="Strong_20_Emphasis">Economy:</text:span> Mining, agriculture (wool, wine), tourism. </text:p>
        </text:list-item>
        <text:list-item>
          <text:p text:style-name="P5"><text:span text:style-name="Strong_20_Emphasis">Culture:</text:span> Laid-back lifestyle, barbecue culture, sports (cricket, rugby, Aussie Rules Football). </text:p>
        </text:list-item>
        <text:list-item>
          <text:p text:style-name="P6"><text:span text:style-name="Strong_20_Emphasis">Famous places:</text:span> Sydney Opera House, Uluru (Ayers Rock), Great Ocean Road. </text:p>
        </text:list-item>
      </text:list>
      <text:h text:style-name="Heading_20_4" text:outline-level="4"><text:span text:style-name="Strong_20_Emphasis">4. New Zealand</text:span></text:h>
      <text:list text:style-name="L4">
        <text:list-item>
          <text:p text:style-name="P7"><text:span text:style-name="Strong_20_Emphasis">Capital:</text:span> Wellington </text:p>
        </text:list-item>
        <text:list-item>
          <text:p text:style-name="P7"><text:span text:style-name="Strong_20_Emphasis">Largest city:</text:span> Auckland </text:p>
        </text:list-item>
        <text:list-item>
          <text:p text:style-name="P7"><text:span text:style-name="Strong_20_Emphasis">Geography:</text:span> Two main islands, volcanic activity, fjords, mountains (Southern Alps). </text:p>
        </text:list-item>
        <text:list-item>
          <text:p text:style-name="P7"><text:span text:style-name="Strong_20_Emphasis">Languages:</text:span> English &amp; Māori (indigenous language). </text:p>
        </text:list-item>
        <text:list-item>
          <text:p text:style-name="P7"><text:span text:style-name="Strong_20_Emphasis">Economy:</text:span> Agriculture (sheep farming, dairy), tourism, film industry (Lord of the Rings). </text:p>
        </text:list-item>
        <text:list-item>
          <text:p text:style-name="P7"><text:span text:style-name="Strong_20_Emphasis">Culture:</text:span> Strong Māori influence, Haka dance (performed by All Blacks rugby team). </text:p>
        </text:list-item>
        <text:list-item>
          <text:p text:style-name="P8"><text:span text:style-name="Strong_20_Emphasis">Famous places:</text:span> Milford Sound, Hobbiton, Mount Cook. </text:p>
        </text:list-item>
      </text:list>
      <text:h text:style-name="Heading_20_4" text:outline-level="4"><text:span text:style-name="Strong_20_Emphasis">5. Common Features &amp; Differences</text:span></text:h>
      <text:list text:style-name="L5">
        <text:list-item>
          <text:p text:style-name="P9"><text:span text:style-name="Strong_20_Emphasis">Common:</text:span> English-speaking, British heritage, natural beauty, multicultural societies. </text:p>
        </text:list-item>
        <text:list-item>
          <text:p text:style-name="P10"><text:span text:style-name="Strong_20_Emphasis">Differences:</text:span> Climate (Canada – cold, Australia – hot, NZ – mild), indigenous cultures (First Nations, Aboriginals, Māori), sports preferenc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20:02:56.543837300</meta:creation-date>
    <dc:date>2025-03-18T20:03:28.044571800</dc:date>
    <meta:editing-duration>PT31S</meta:editing-duration>
    <meta:editing-cycles>1</meta:editing-cycles>
    <meta:document-statistic meta:table-count="0" meta:image-count="0" meta:object-count="0" meta:page-count="1" meta:paragraph-count="32" meta:word-count="259" meta:character-count="1844" meta:non-whitespace-character-count="1615"/>
    <meta:generator>LibreOffice/25.2.1.2$Windows_X86_64 LibreOffice_project/d3abf4aee5fd705e4a92bba33a32f40bc4e56f49</meta:generator>
  </office:meta>
</office:document-meta>
</file>